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c49d" officeooo:paragraph-rsid="000fc49d"/>
    </style:style>
    <style:style style:name="P2" style:family="paragraph" style:parent-style-name="Standard">
      <style:text-properties officeooo:rsid="00118775" officeooo:paragraph-rsid="00118775"/>
    </style:style>
    <style:style style:name="P3" style:family="paragraph" style:parent-style-name="Standard">
      <style:text-properties officeooo:rsid="0013954b" officeooo:paragraph-rsid="0013954b"/>
    </style:style>
    <style:style style:name="P4" style:family="paragraph" style:parent-style-name="Standard">
      <style:text-properties officeooo:rsid="00152c05" officeooo:paragraph-rsid="00152c05"/>
    </style:style>
    <style:style style:name="P5" style:family="paragraph" style:parent-style-name="Standard">
      <style:text-properties officeooo:rsid="00153ce9" officeooo:paragraph-rsid="00153ce9"/>
    </style:style>
    <style:style style:name="P6" style:family="paragraph" style:parent-style-name="Standard">
      <style:text-properties officeooo:rsid="0018bcb1" officeooo:paragraph-rsid="0018bcb1"/>
    </style:style>
    <style:style style:name="P7" style:family="paragraph" style:parent-style-name="Standard">
      <style:text-properties officeooo:rsid="0019310d" officeooo:paragraph-rsid="0019310d"/>
    </style:style>
    <style:style style:name="P8" style:family="paragraph" style:parent-style-name="Standard">
      <style:text-properties officeooo:rsid="0019a470" officeooo:paragraph-rsid="0019a470"/>
    </style:style>
    <style:style style:name="P9" style:family="paragraph" style:parent-style-name="Standard">
      <style:text-properties officeooo:rsid="001ad54c" officeooo:paragraph-rsid="001ad54c"/>
    </style:style>
    <style:style style:name="P10" style:family="paragraph" style:parent-style-name="Standard">
      <style:text-properties officeooo:rsid="001ad54c" officeooo:paragraph-rsid="001aedb5"/>
    </style:style>
    <style:style style:name="P11" style:family="paragraph" style:parent-style-name="Standard">
      <style:text-properties style:font-name="serif" fo:font-size="11.5pt"/>
    </style:style>
    <style:style style:name="P12" style:family="paragraph" style:parent-style-name="Standard">
      <style:paragraph-properties fo:text-align="justify" style:justify-single-word="false"/>
      <style:text-properties style:font-name="serif" fo:font-size="11.5pt"/>
    </style:style>
    <style:style style:name="P13" style:family="paragraph" style:parent-style-name="Standard">
      <style:paragraph-properties fo:text-align="justify" style:justify-single-word="false"/>
      <style:text-properties style:font-name="Liberation Sans" fo:font-size="12pt"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fo:font-weight="normal" officeooo:paragraph-rsid="001aedb5" style:font-size-asian="12pt" style:font-weight-asian="normal" style:font-size-complex="12pt" style:font-weight-complex="normal"/>
    </style:style>
    <style:style style:name="P15" style:family="paragraph" style:parent-style-name="Standard">
      <style:text-properties officeooo:paragraph-rsid="001aedb5"/>
    </style:style>
    <style:style style:name="P16" style:family="paragraph" style:parent-style-name="Standard">
      <style:text-properties officeooo:rsid="001dc277" officeooo:paragraph-rsid="001dc277"/>
    </style:style>
    <style:style style:name="T1" style:family="text">
      <style:text-properties officeooo:rsid="00118775"/>
    </style:style>
    <style:style style:name="T2" style:family="text">
      <style:text-properties officeooo:rsid="001257bd"/>
    </style:style>
    <style:style style:name="T3" style:family="text">
      <style:text-properties officeooo:rsid="0014d565"/>
    </style:style>
    <style:style style:name="T4" style:family="text">
      <style:text-properties officeooo:rsid="00153ce9"/>
    </style:style>
    <style:style style:name="T5" style:family="text">
      <style:text-properties officeooo:rsid="0019310d"/>
    </style:style>
    <style:style style:name="T6" style:family="text">
      <style:text-properties officeooo:rsid="001ad54c"/>
    </style:style>
    <style:style style:name="T7" style:family="text">
      <style:text-properties fo:font-weight="normal" style:font-size-asian="12pt" style:font-weight-asian="normal" style:font-size-complex="12pt" style:font-weight-complex="normal"/>
    </style:style>
    <style:style style:name="T8" style:family="text">
      <style:text-properties fo:font-size="7.199999809265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iterature Review of the Model based open-loop correction of heliostat tracking errors</text:p>
      <text:p text:style-name="P6"/>
      <text:p text:style-name="P6">The Heliostat field is by far the most expensive part of a typical Central Receiver(CR) palnt. To achieve high conversion effiencies, heliostats with very high tracking accuracy are needed, but errors are introduced due to manufacturing, installation, and alignment tolerances as well control system granularity. Mechanical error profiles are unique for every heliostat and cause tracking errors that vary over the course of days and seasons and therefore cannot be corrected by once-off angle offset corrections. Developments in microcontroller technology drives decentralisation of CR control systems . Powerful open-loop error correction algorithms can run on low cost heliostat local controllers, enabling high tracking accuracy from lower cost heliostats with reduced tolerances.</text:p>
      <text:p text:style-name="P6"/>
      <text:p text:style-name="P6">This paper describes the development of a scalable, modular and adaptable control system aimed at low cost heliostats deployed on rough, non-flat terrain without the need for accurate surveying of installed locations or precision structure leveling before installation. <text:span text:style-name="T5">This involved (Baheti and Scott) developing a model based heliostat error mechanism method to compensate for mechanical errors inherent in typical heliostat mechanisms. This model included a pedestal tilt, azimuth and elevation bias offsets, drive wheel radius errors and non-orthogonal drive axes. A closed loop sensor was used to periodically point the heliostat normal vector directly at the sun. Heliostat pointing errors were obtained by comparing the commanded heliostat position at each interval with the actual solar position as calculated by solar algorithm. The data was used to calculate to estimate coefficients for error model and resulted in final RMS error reductions of 10:1 and 5:1 for azimuth and elevation tracking respectively. This and other model-based methods were initially now widely implemented due to the high cost and practical constraints of computers at the time. </text:span></text:p>
      <text:p text:style-name="P7">Kenneth Stone added the effects of non-orthogonal drive axes to (Baheti and Scott model)</text:p>
      <text:p text:style-name="P1"/>
      <text:p text:style-name="P8">The development of a modular heliostat control architecture using a model based tracking error correction method was described and validated experimentally. The heliostat is being expanded to incorporate linear actuator driven fixed horizontal and azimuth elevation heliostats with slew driven azimuth axis and linear actuator driven elevation axi<text:span text:style-name="T6">s.</text:span></text:p>
      <text:p text:style-name="P8"/>
      <text:p text:style-name="P9">Literature Review for Solar Tracking Fuzzy Control System Design using FGPA</text:p>
      <text:p text:style-name="P10">A solar tracking generating power system is designed and implemented. A controller, sensors and I/O interface are integrated with a tracking mechanism to increase the energy generation of solar cells. In order to track the sun, cadmium sulfied light sensitive resistors are used. To achieve optimal solar tracking, a fuzzy algorithm is developed. A field programmable gate array is applied to design the controller such that the solar cells always face the sun in most of the day time. The tracking light sensor can deliver different signals to the FGPA controller through an analog/digital converter according to different sunlight intensity. When the voltage on eastward-westward direction or the southward-northward direction is different, the differences will be delivered into a fuzzy controller which produces pulses to motor drives that produces PWM signal to control step motor for tuning desired angles</text:p>
      <text:p text:style-name="P14">The array solar tracking system architecture contains two motors to drive the platform, conducting an approximate hemispheroidal three-dimensional rotation on the array solar </text:p>
      <text:p text:style-name="P13">generating power system</text:p>
      <text:p text:style-name="P12"><text:span text:style-name="T7">The tracking device is composed of four same CdS </text:span>(Cadmium Sulfide) light sensitive resistors, which detect light intensity from eastern, we</text:p>
      <text:p text:style-name="P11">stern, southern, and northern directions, respectively. In every direction, there is a CdS light sensitive resistor with an elevating angle 45<text:span text:style-name="T8">o</text:span>to face a light source. The four sensors are separated as two groups. </text:p>
      <text:p text:style-name="P11">One is using two CdS light sensitive resistors to be an eastward-westward direction sensor for comparing the light intensity of eastward and westward directions. When the eastward-westward direction sensor receives different light </text:p>
      <text:p text:style-name="P11"><text:soft-page-break/>intensity, the system will obtain the signal according to the output voltages of the eastward-westward direction sensors. </text:p>
      <text:p text:style-name="P13"/>
      <text:p text:style-name="P15"/>
      <text:p text:style-name="P9"/>
      <text:p text:style-name="P9"/>
      <text:p text:style-name="P9"/>
      <text:p text:style-name="P9"/>
      <text:p text:style-name="P9"/>
      <text:p text:style-name="P1">Solar Zenith Angle </text:p>
      <text:p text:style-name="P1">Solar Zenith Angle is the angle between the zenith and the center of the Sun’s disc. </text:p>
      <text:p text:style-name="P1">Zenith is the imaginary point directly above a particular location, on the imaginary celestial sphere.</text:p>
      <text:p text:style-name="P1">The solar elevation angle is the altitude of the Sun, the angle between the horizon and the center of the Sun’s disc. Since these angles are complementary, the cosine of either one of them equals the sine of the other. They can be calculated using results from spherical trigonometry.</text:p>
      <text:p text:style-name="P3">(<text:a xlink:type="simple" xlink:href="https://en.wikipedia.org/wiki/Solar_zenith_angle" text:style-name="Internet_20_link" text:visited-style-name="Visited_20_Internet_20_Link">https://en.wikipedia.org/wiki/Solar_zenith_angle</text:a>) </text:p>
      <text:p text:style-name="P3"/>
      <text:p text:style-name="P16">Solar altitude is the angle of the sun relative to the earth’s horizon</text:p>
      <text:p text:style-name="P1"/>
      <text:p text:style-name="P1">Hour angle <text:span text:style-name="T1">is the angle between an observer’s meridian(a great circle passing over a person’s head and through the celestial poles) </text:span></text:p>
      <text:p text:style-name="P1"/>
      <text:p text:style-name="P3">Hour angle is one of the coordinates used in the equatorial coordinate system to give the direction of a point on the celestial sphere. The solar angle is an expression of time, expressed in angular measurement, usually degrees, from the solar noon. (12 pm) At solar noon, the hour angle is 0.000 degree, with the time before the solar noon expressed as negative degrees. </text:p>
      <text:p text:style-name="P3">(<text:a xlink:type="simple" xlink:href="https://en.wikipedia.org/wiki/Hour_angle" text:style-name="Internet_20_link" text:visited-style-name="Visited_20_Internet_20_Link">https://en.wikipedia.org/wiki/Hour_angle</text:a>)</text:p>
      <text:p text:style-name="P3"/>
      <text:p text:style-name="P1"/>
      <text:p text:style-name="P2">It is the angle, taken to be positive to the west, measured along the celestial equator between an observer’s meridian and the hour circ<text:span text:style-name="T2">le </text:span></text:p>
      <text:p text:style-name="P1">Sunset and Sunrise occur when the zenith angle is 90</text:p>
      <text:p text:style-name="P1"/>
      <text:p text:style-name="P5">Ephemeris gives the positions of naturally occuring astronomical objects as well as artificial satellites in the sky at given time</text:p>
      <text:p text:style-name="P5">(<text:a xlink:type="simple" xlink:href="https://en.wikipedia.org/wiki/Ephemeris" text:style-name="Internet_20_link" text:visited-style-name="Visited_20_Internet_20_Link">https://en.wikipedia.org/wiki/Ephemeris</text:a>) </text:p>
      <text:p text:style-name="P1"/>
      <text:p text:style-name="P1"/>
      <text:p text:style-name="P4">(<text:a xlink:type="simple" xlink:href="https://hal-mines-paristech.archives-ouvertes.fr/hal-00725987/document" text:style-name="Internet_20_link" text:visited-style-name="Visited_20_Internet_20_Link">https://hal-mines-paristech.archives-ouvertes.fr/hal-00725987/document</text:a>) </text:p>
      <text:p text:style-name="P4">The SG2 Algorithm for a Fast and Accurate computation of the position of the sun for mulit-decadal time period </text:p>
      <text:p text:style-name="P4"/>
      <text:p text:style-name="P3">The Earth intercepts approximately 180 * 10^6 GW of the power emitted by the Sun. The amount of power received at a given geographical site at the Earth surface varies with time: between day-night due to the Earth’s rotation and between seasons because of the Earth’s orbit and Earth’s axis inclination. At a given it also varies in space, because of the changes in the obliquity of the solar rays with longitude and latitude. Accordingly, the amount of power received at a given location, plan orientation and time depends on the relative position of the Sun and Earth. This is why both Sun-Earth geometry and time play an important role in solar energy conversion and photo-energy systems. <text:span text:style-name="T3">Technological advances and increasing deployment of such systems result in an increasing demand for more accurate knowledge on the position of the Sun with respect to a system. </text:span></text:p>
      <text:p text:style-name="P3"/>
      <text:p text:style-name="P4"><text:soft-page-break/>Reda, Andreas (2003, 2004) propose the solar position algorithm, called SPA, for solar radiation applications. It is based on the VSOP87 solutions to planetary theories (Bretagnon and Francou, 1988) and the equations by Meeus(1999). The uncertainty in terms of standard deviation of solar azimuth and elevation angles is stated to be within 5 microrad for a very large period from -2000 to 6000.<text:span text:style-name="T4">The number of operations required for one computation of the solar position is approximately 1000 additions, 1300 multiplications and 300 callas of direct or inverse trigonometric functions. The algorithm is not fast enough for the purpose: an implementation in C of SPA on a 8- CPU machine would take approximately 2h for the computation of the 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2:38:08.109839206</meta:creation-date>
    <meta:editing-duration>PT6H35M10S</meta:editing-duration>
    <meta:editing-cycles>6</meta:editing-cycles>
    <meta:generator>LibreOffice/6.0.6.2$Linux_X86_64 LibreOffice_project/00m0$Build-2</meta:generator>
    <dc:date>2018-11-13T10:34:39.082003247</dc:date>
    <meta:document-statistic meta:table-count="0" meta:image-count="0" meta:object-count="0" meta:page-count="3" meta:paragraph-count="30" meta:word-count="1159" meta:character-count="7675" meta:non-whitespace-character-count="6531"/>
  </office:meta>
</office:document-meta>
</file>